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Heading_20_3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/>
    </style:style>
    <style:style style:name="P4" style:family="paragraph" style:parent-style-name="Heading_20_4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Liberation Mono" loext:padding="0cm" loext:border="none"/>
    </style:style>
    <style:style style:name="P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loext:padding="0cm" loext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style:font-name="Liberation Mono" loext:padding="0cm" loext:border="none"/>
    </style:style>
    <style:style style:name="P1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loext:padding="0cm" loext:border="none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/>
      <style:text-properties style:font-name="Liberation Mono"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Liberation Mono" fo:font-size="18pt" fo:font-style="italic" fo:font-weight="bold" officeooo:rsid="0000ad36" officeooo:paragraph-rsid="0000ad36" style:font-size-asian="15.75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1-00 |📘 Aula - Notion: Montando seu Acervo de Conhecimento</text:h>
      <text:p text:style-name="P5"/>
      <text:p text:style-name="P5"/>
      <text:h text:style-name="P2" text:outline-level="3"><text:bookmark text:name="introdução"/>Introdução</text:h>
      <text:p text:style-name="P12"/>
      <text:p text:style-name="P6">Nesta aula iremos abordar sobre o tema acervo. Mostraremos como criar e manter seu acervo de conhecimento, para aumentar sua produtividade e fixar seu conhecimento na sua jornada como desenvolvedor.</text:p>
      <text:p text:style-name="P6"/>
      <text:p text:style-name="P11">Um pouco mais sobre acervos:</text:p>
      <text:p text:style-name="P11"/>
      <text:list text:style-name="L1">
        <text:list-item>
          <text:p text:style-name="P7"><text:s/>Deve ser usado para adicionar conteúdos novos;</text:p>
        </text:list-item>
        <text:list-item>
          <text:p text:style-name="P7"><text:s/>É uma ferramenta muito efetiva para organizar conteúdos que estão sendo estudados;</text:p>
        </text:list-item>
        <text:list-item>
          <text:p text:style-name="P8"><text:s/>Mostre seu acervo para outras pessoas e peça feedback!</text:p>
          <text:p text:style-name="P8"/>
        </text:list-item>
      </text:list>
      <text:p text:style-name="P11">O objetivo desta técnica é:</text:p>
      <text:p text:style-name="P11"/>
      <text:list text:style-name="L2">
        <text:list-item>
          <text:p text:style-name="P9"><text:s/>Tornar o aprendizado fácil;</text:p>
        </text:list-item>
        <text:list-item>
          <text:p text:style-name="P9"><text:s/>Evidenciar o progresso nos estudos,</text:p>
        </text:list-item>
        <text:list-item>
          <text:p text:style-name="P10"><text:s/>Estudar de forma ativa (criar conteúdo, em vez de só consumir).</text:p>
          <text:p text:style-name="P10"/>
        </text:list-item>
      </text:list>
      <text:p text:style-name="P6">É muito comum estudar um conteúdo por texto, vídeo ou receber uma explicação sobre um novo assunto e depois de algumas horas não saber dizer exatamente o que estudou, porque a memória ainda não absorveu este conteúdo. Esta absorção acontece quando acessamos estas novas informações com frequência.</text:p>
      <text:h text:style-name="P3" text:outline-level="3"><text:bookmark text:name="quando-usar-o-acervo?"/>Quando usar o acervo?</text:h>
      <text:p text:style-name="P6"/>
      <text:p text:style-name="P6">Existem dois momentos para usar o acervo: ao criar um conteúdo e ao atualizá-lo.</text:p>
      <text:h text:style-name="P4" text:outline-level="4"><text:soft-page-break/>Criando</text:h>
      <text:p text:style-name="P6"/>
      <text:p text:style-name="P6">Quando assistir um vídeo, demo, ou receber a explicação de um conteúdo novo, crie uma página no seu acervo. No título informe o conteúdo e na descrição escreva as palavras-chave.</text:p>
      <text:h text:style-name="P4" text:outline-level="4">Atualizando</text:h>
      <text:p text:style-name="P6"/>
      <text:p text:style-name="P6">Reserve dois períodos no seu dia (sugerimos 45min para cada um) para buscar sobre as anotações, fazer perguntas sobre o assunto, buscar referência em materiais do curso ou externo que te ajudem a entender melhor o que foi anotado. Informe os comandos, linhas de código, links para o material que ajudou a entender o conceito.</text:p>
      <text:p text:style-name="P6">Seguindo estas etapas diariamente, fica muito mais fácil manter seu acervo atualizado e criar uma referência para os conteúdo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9:54:04.882454707</meta:creation-date>
    <dc:date>2024-03-06T10:10:29.903192034</dc:date>
    <meta:editing-duration>PT16M25S</meta:editing-duration>
    <meta:editing-cycles>1</meta:editing-cycles>
    <meta:document-statistic meta:table-count="0" meta:image-count="0" meta:object-count="0" meta:page-count="2" meta:paragraph-count="21" meta:word-count="278" meta:character-count="1689" meta:non-whitespace-character-count="1432"/>
    <meta:generator>LibreOffice/24.2.0.3$Linux_X86_64 LibreOffice_project/da48488a73ddd66ea24cf16bbc4f7b9c08e9bea1</meta:generator>
  </office:meta>
</office:document-meta>
</file>